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0000ff" draw:textarea-horizontal-align="center" draw:textarea-vertical-align="middle"/>
    </style:style>
    <style:style style:name="gr2" style:family="graphic" style:parent-style-name="standard">
      <style:graphic-properties draw:fill-color="#0000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draw:marker-start-width="0.381cm" draw:marker-end-width="0.381cm" draw:fill-color="#ffffff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="" draw:marker-start-width="0.381cm" draw:marker-end="Line_20_Arrow" draw:marker-end-width="0.30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381cm" draw:marker-end="Line_20_Arrow" draw:marker-end-width="0.30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-color="#ff0000" draw:textarea-horizontal-align="center" draw:textarea-vertical-align="middle"/>
    </style:style>
    <style:style style:name="gr8" style:family="graphic" style:parent-style-name="standard">
      <style:graphic-properties draw:stroke="none" draw:fill-color="#0000ff" draw:textarea-horizontal-align="center" draw:textarea-vertical-align="middle"/>
    </style:style>
    <style:style style:name="gr9" style:family="graphic" style:parent-style-name="standard">
      <style:graphic-properties draw:marker-end="Line_20_Arrow" draw:marker-end-width="0.229cm" draw:textarea-horizontal-align="center" draw:textarea-vertical-align="middle"/>
    </style:style>
    <style:style style:name="gr10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/>
    </style:style>
    <style:style style:name="P4" style:family="paragraph">
      <style:text-properties fo:font-size="12pt"/>
    </style:style>
    <style:style style:name="P5" style:family="paragraph">
      <style:text-properties fo:font-family="Symbol" style:font-pitch="variable" style:font-charset="x-symbol"/>
    </style:style>
    <style:style style:name="T1" style:family="text">
      <style:text-properties fo:font-size="14pt"/>
    </style:style>
    <style:style style:name="T2" style:family="text">
      <style:text-properties fo:font-size="14pt" fo:font-style="italic"/>
    </style:style>
    <style:style style:name="T3" style:family="text">
      <style:text-properties style:text-position="-33% 58%" fo:font-size="14pt" fo:font-style="italic"/>
    </style:style>
    <style:style style:name="T4" style:family="text">
      <style:text-properties fo:font-family="Symbol" style:font-pitch="variable" style:font-charset="x-symbol" fo:font-size="14pt"/>
    </style:style>
    <style:style style:name="T5" style:family="text">
      <style:text-properties fo:font-family="Symbol" style:font-pitch="variable" style:font-charset="x-symbol"/>
    </style:style>
    <style:style style:name="T6" style:family="text">
      <style:text-properties style:text-position="-33% 58%" fo:font-style="italic"/>
    </style:style>
    <style:style style:name="T7" style:family="text">
      <style:text-properties style:text-position="-33% 58%" fo:font-family="Arial" style:font-family-generic="swiss" style:font-pitch="variable" fo:font-style="italic"/>
    </style:style>
    <style:style style:name="T8" style:family="text">
      <style:text-properties style:text-position="33% 58%" fo:font-family="Arial" style:font-family-generic="swiss" style:font-pitch="variable" fo:font-style="italic"/>
    </style:style>
    <style:style style:name="T9" style:family="text">
      <style:text-properties fo:font-size="12pt"/>
    </style:style>
    <style:style style:name="T10" style:family="text">
      <style:text-properties fo:font-size="12pt" fo:font-style="italic"/>
    </style:style>
    <style:style style:name="T11" style:family="text">
      <style:text-properties style:text-position="33% 58%" fo:font-family="Symbol" style:font-pitch="variable" style:font-charset="x-symbol" fo:font-size="14pt"/>
    </style:style>
    <style:style style:name="T12" style:family="text">
      <style:text-properties style:text-position="-33% 58%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ircle draw:style-name="gr1" draw:text-style-name="P1" draw:layer="layout" svg:width="1.27cm" svg:height="1.27cm" svg:x="11.768cm" svg:y="7.101cm">
          <text:p text:style-name="P2"/>
        </draw:circle>
        <draw:ellipse draw:style-name="gr2" draw:text-style-name="P1" draw:layer="layout" svg:width="0.164cm" svg:height="0.189cm" svg:x="12.321cm" svg:y="7.642cm">
          <text:p text:style-name="P2"/>
        </draw:ellipse>
        <draw:frame draw:style-name="gr3" draw:text-style-name="P3" draw:layer="layout" svg:width="1.2cm" svg:height="0.924cm" svg:x="4.07cm" svg:y="3.786cm">
          <draw:text-box>
            <text:p text:style-name="P2"><text:span text:style-name="T1">1</text:span><text:span text:style-name="T2">s</text:span><text:span text:style-name="T3">A</text:span></text:p>
          </draw:text-box>
        </draw:frame>
        <draw:frame draw:style-name="gr3" draw:text-style-name="P3" draw:layer="layout" svg:width="1.2cm" svg:height="0.924cm" svg:x="5.902cm" svg:y="3.786cm">
          <draw:text-box>
            <text:p text:style-name="P2"><text:span text:style-name="T1">1</text:span><text:span text:style-name="T2">s</text:span><text:span text:style-name="T3">B</text:span></text:p>
          </draw:text-box>
        </draw:frame>
        <draw:circle draw:style-name="gr4" draw:text-style-name="P1" draw:layer="layout" svg:width="1.27cm" svg:height="1.27cm" svg:x="4.035cm" svg:y="2.5cm">
          <text:p text:style-name="P2"/>
        </draw:circle>
        <draw:ellipse draw:style-name="gr2" draw:text-style-name="P1" draw:layer="layout" svg:width="0.164cm" svg:height="0.189cm" svg:x="4.588cm" svg:y="3.041cm">
          <text:p text:style-name="P2"/>
        </draw:ellipse>
        <draw:circle draw:style-name="gr4" draw:text-style-name="P1" draw:layer="layout" svg:width="1.27cm" svg:height="1.27cm" svg:x="5.867cm" svg:y="2.5cm">
          <text:p text:style-name="P2"/>
        </draw:circle>
        <draw:ellipse draw:style-name="gr2" draw:text-style-name="P1" draw:layer="layout" svg:width="0.164cm" svg:height="0.189cm" svg:x="6.42cm" svg:y="3.041cm">
          <text:p text:style-name="P2"/>
        </draw:ellipse>
        <draw:line draw:style-name="gr5" draw:text-style-name="P1" draw:layer="layout" svg:x1="7.745cm" svg:y1="3.205cm" svg:x2="9.75cm" svg:y2="4.51cm">
          <text:p text:style-name="P2"/>
        </draw:line>
        <draw:line draw:style-name="gr6" draw:text-style-name="P1" draw:layer="layout" svg:x1="7.745cm" svg:y1="3.205cm" svg:x2="9.75cm" svg:y2="1.97cm">
          <text:p text:style-name="P2"/>
        </draw:line>
        <draw:frame draw:style-name="gr3" draw:text-style-name="P3" draw:layer="layout" svg:width="2.453cm" svg:height="0.924cm" draw:transform="rotate (-0.563915881320448) translate (7.689cm 3.054cm)">
          <draw:text-box>
            <text:p text:style-name="P2"><text:span text:style-name="T1">1</text:span><text:span text:style-name="T2">s</text:span><text:span text:style-name="T3">A</text:span><text:span text:style-name="T1"> + 1</text:span><text:span text:style-name="T2">s</text:span><text:span text:style-name="T3">B</text:span></text:p>
          </draw:text-box>
        </draw:frame>
        <draw:frame draw:style-name="gr3" draw:text-style-name="P3" draw:layer="layout" svg:width="2.439cm" svg:height="0.975cm" draw:transform="rotate (0.595680873705552) translate (7.189cm 2.545cm)">
          <draw:text-box>
            <text:p text:style-name="P2"><text:span text:style-name="T1">1</text:span><text:span text:style-name="T2">s</text:span><text:span text:style-name="T3">A</text:span><text:span text:style-name="T1"> </text:span><text:span text:style-name="T4">-</text:span><text:span text:style-name="T1"> 1</text:span><text:span text:style-name="T2">s</text:span><text:span text:style-name="T3">B</text:span></text:p>
          </draw:text-box>
        </draw:frame>
        <draw:circle draw:style-name="gr7" draw:text-style-name="P1" draw:layer="layout" svg:width="1.27cm" svg:height="1.27cm" svg:x="10.535cm" svg:y="3.8cm">
          <text:p text:style-name="P2"/>
        </draw:circle>
        <draw:ellipse draw:style-name="gr2" draw:text-style-name="P1" draw:layer="layout" svg:width="0.164cm" svg:height="0.189cm" svg:x="11.139cm" svg:y="4.341cm">
          <text:p text:style-name="P2"/>
        </draw:ellipse>
        <draw:circle draw:style-name="gr7" draw:text-style-name="P1" draw:layer="layout" svg:width="1.27cm" svg:height="1.27cm" svg:x="11.567cm" svg:y="3.8cm">
          <text:p text:style-name="P2"/>
        </draw:circle>
        <draw:ellipse draw:style-name="gr2" draw:text-style-name="P1" draw:layer="layout" svg:width="0.164cm" svg:height="0.189cm" svg:x="12.07cm" svg:y="4.341cm">
          <text:p text:style-name="P2"/>
        </draw:ellipse>
        <draw:ellipse draw:style-name="gr7" draw:text-style-name="P1" draw:layer="layout" svg:width="1.758cm" svg:height="0.982cm" svg:x="11.767cm" svg:y="1.335cm">
          <text:p text:style-name="P2"/>
        </draw:ellipse>
        <draw:ellipse draw:style-name="gr2" draw:text-style-name="P1" draw:layer="layout" svg:width="0.164cm" svg:height="0.189cm" svg:x="12.07cm" svg:y="1.741cm">
          <text:p text:style-name="P2"/>
        </draw:ellipse>
        <draw:ellipse draw:style-name="gr8" draw:text-style-name="P1" draw:layer="layout" svg:width="1.758cm" svg:height="0.982cm" svg:x="9.867cm" svg:y="1.335cm">
          <text:p text:style-name="P2"/>
        </draw:ellipse>
        <draw:ellipse draw:style-name="gr2" draw:text-style-name="P1" draw:layer="layout" svg:width="0.171cm" svg:height="0.189cm" svg:x="11.136cm" svg:y="1.741cm">
          <text:p text:style-name="P2"/>
        </draw:ellipse>
        <draw:frame draw:style-name="gr3" draw:layer="layout" svg:width="1.078cm" svg:height="1.177cm" svg:x="14.235cm" svg:y="3.873cm">
          <draw:text-box>
            <text:p text:style-name="P2"><text:span text:style-name="T5">s</text:span><text:span text:style-name="T6">g</text:span></text:p>
          </draw:text-box>
        </draw:frame>
        <draw:frame draw:style-name="gr3" draw:layer="layout" svg:width="1.218cm" svg:height="1.177cm" svg:x="14.235cm" svg:y="1.274cm">
          <draw:text-box>
            <text:p text:style-name="P2"><text:span text:style-name="T5">s</text:span><text:span text:style-name="T7">u</text:span><text:span text:style-name="T8">*</text:span></text:p>
          </draw:text-box>
        </draw:frame>
        <draw:ellipse draw:style-name="gr7" draw:text-style-name="P1" draw:layer="layout" svg:width="1.809cm" svg:height="1.211cm" draw:transform="skewX (-0.0066322511575772) rotate (1.58650429006255) translate (4.91cm 7.667cm)">
          <text:p text:style-name="P2"/>
        </draw:ellipse>
        <draw:ellipse draw:style-name="gr8" draw:text-style-name="P1" draw:layer="layout" svg:width="1.809cm" svg:height="1.21cm" draw:transform="skewX (-0.0057595865315802) rotate (1.58702788883814) translate (4.911cm 9.518cm)">
          <text:p text:style-name="P2"/>
        </draw:ellipse>
        <draw:ellipse draw:style-name="gr2" draw:text-style-name="P1" draw:layer="layout" svg:width="0.176cm" svg:height="0.233cm" draw:transform="skewX (-0.0085521133347706) rotate (1.58423536203495) translate (5.386cm 7.791cm)">
          <text:p text:style-name="P2"/>
        </draw:ellipse>
        <draw:frame draw:style-name="gr3" draw:text-style-name="P3" draw:layer="layout" svg:width="1.45cm" svg:height="0.924cm" svg:x="4.886cm" svg:y="9.486cm">
          <draw:text-box>
            <text:p text:style-name="P2"><text:span text:style-name="T1">2</text:span><text:span text:style-name="T2">p</text:span><text:span text:style-name="T3">x,A</text:span></text:p>
          </draw:text-box>
        </draw:frame>
        <draw:frame draw:style-name="gr3" draw:text-style-name="P3" draw:layer="layout" svg:width="1.2cm" svg:height="0.924cm" svg:x="6.702cm" svg:y="8.386cm">
          <draw:text-box>
            <text:p text:style-name="P2"><text:span text:style-name="T1">1</text:span><text:span text:style-name="T2">s</text:span><text:span text:style-name="T3">B</text:span></text:p>
          </draw:text-box>
        </draw:frame>
        <draw:circle draw:style-name="gr4" draw:text-style-name="P1" draw:layer="layout" svg:width="1.27cm" svg:height="1.27cm" svg:x="6.667cm" svg:y="7.1cm">
          <text:p text:style-name="P2"/>
        </draw:circle>
        <draw:ellipse draw:style-name="gr2" draw:text-style-name="P1" draw:layer="layout" svg:width="0.164cm" svg:height="0.189cm" svg:x="7.22cm" svg:y="7.641cm">
          <text:p text:style-name="P2"/>
        </draw:ellipse>
        <draw:line draw:style-name="gr9" draw:text-style-name="P1" draw:layer="layout" svg:x1="8.645cm" svg:y1="7.75cm" svg:x2="10.55cm" svg:y2="7.75cm">
          <text:p text:style-name="P2"/>
        </draw:line>
        <draw:ellipse draw:style-name="gr7" draw:text-style-name="P1" draw:layer="layout" svg:width="1.809cm" svg:height="1.211cm" draw:transform="skewX (-0.0066322511575772) rotate (1.58650429006255) translate (11.111cm 7.668cm)">
          <text:p text:style-name="P2"/>
        </draw:ellipse>
        <draw:ellipse draw:style-name="gr8" draw:text-style-name="P1" draw:layer="layout" svg:width="1.809cm" svg:height="1.21cm" draw:transform="skewX (-0.0057595865315802) rotate (1.58702788883814) translate (11.112cm 9.519cm)">
          <text:p text:style-name="P2"/>
        </draw:ellipse>
        <draw:frame draw:style-name="gr3" draw:text-style-name="P4" draw:layer="layout" svg:width="3.245cm" svg:height="0.725cm" svg:x="13.29cm" svg:y="7.35cm">
          <draw:text-box>
            <text:p text:style-name="P2"><text:span text:style-name="T9">(overlap </text:span><text:span text:style-name="T10">S</text:span><text:span text:style-name="T9"> = 0)</text:span></text:p>
          </draw:text-box>
        </draw:frame>
        <draw:ellipse draw:style-name="gr2" draw:text-style-name="P1" draw:layer="layout" svg:width="0.176cm" svg:height="0.233cm" draw:transform="skewX (-0.0085521133347706) rotate (1.58423536203495) translate (11.587cm 7.792cm)">
          <text:p text:style-name="P2"/>
        </draw:ellipse>
        <draw:frame draw:style-name="gr3" draw:text-style-name="P3" draw:layer="layout" svg:width="3.499cm" svg:height="0.806cm" svg:x="10.785cm" svg:y="9.725cm">
          <draw:text-box>
            <text:p text:style-name="P2"><text:span text:style-name="T1">No interaction</text:span></text:p>
          </draw:text-box>
        </draw:frame>
        <draw:ellipse draw:style-name="gr7" draw:text-style-name="P1" draw:layer="layout" svg:width="1.809cm" svg:height="1.211cm" draw:transform="skewX (-0.00663225115757721) rotate (0.0185004900711364) translate (3.007cm 12.285cm)">
          <text:p text:style-name="P2"/>
        </draw:ellipse>
        <draw:ellipse draw:style-name="gr8" draw:text-style-name="P1" draw:layer="layout" svg:width="1.809cm" svg:height="1.21cm" draw:transform="skewX (-0.0057595865315802) rotate (0.0190240888467346) translate (1.156cm 12.291cm)">
          <text:p text:style-name="P2"/>
        </draw:ellipse>
        <draw:ellipse draw:style-name="gr2" draw:text-style-name="P1" draw:layer="layout" svg:width="0.176cm" svg:height="0.233cm" draw:transform="skewX (-0.0085521133347706) rotate (0.0162315620435442) translate (2.885cm 12.761cm)">
          <text:p text:style-name="P2"/>
        </draw:ellipse>
        <draw:ellipse draw:style-name="gr7" draw:text-style-name="P1" draw:layer="layout" svg:width="1.809cm" svg:height="1.211cm" draw:transform="skewX (-0.00663225115757721) rotate (0.0185004900711364) translate (6.708cm 12.285cm)">
          <text:p text:style-name="P2"/>
        </draw:ellipse>
        <draw:ellipse draw:style-name="gr8" draw:text-style-name="P1" draw:layer="layout" svg:width="1.809cm" svg:height="1.21cm" draw:transform="skewX (-0.0057595865315802) rotate (0.0190240888467346) translate (4.857cm 12.291cm)">
          <text:p text:style-name="P2"/>
        </draw:ellipse>
        <draw:ellipse draw:style-name="gr2" draw:text-style-name="P1" draw:layer="layout" svg:width="0.176cm" svg:height="0.233cm" draw:transform="skewX (-0.0085521133347706) rotate (0.0162315620435442) translate (6.586cm 12.761cm)">
          <text:p text:style-name="P2"/>
        </draw:ellipse>
        <draw:line draw:style-name="gr10" draw:text-style-name="P1" draw:layer="layout" svg:x1="0.235cm" svg:y1="5.48cm" svg:x2="18.65cm" svg:y2="5.48cm">
          <text:p text:style-name="P2"/>
        </draw:line>
        <draw:line draw:style-name="gr10" draw:text-style-name="P1" draw:layer="layout" svg:x1="0.236cm" svg:y1="11.08cm" svg:x2="18.651cm" svg:y2="11.08cm">
          <text:p text:style-name="P2"/>
        </draw:line>
        <draw:line draw:style-name="gr6" draw:text-style-name="P1" draw:layer="layout" svg:x1="9.446cm" svg:y1="12.85cm" svg:x2="11.351cm" svg:y2="12.85cm">
          <text:p text:style-name="P2"/>
        </draw:line>
        <draw:ellipse draw:style-name="gr7" draw:text-style-name="P1" draw:layer="layout" svg:width="0.714cm" svg:height="0.636cm" draw:transform="skewX (0.007853981633973) rotate (0.0251327412287136) translate (13.616cm 12.566cm)">
          <text:p text:style-name="P2"/>
        </draw:ellipse>
        <draw:ellipse draw:style-name="gr8" draw:text-style-name="P1" draw:layer="layout" svg:width="1.809cm" svg:height="1.21cm" draw:transform="skewX (-0.0057595865315802) rotate (0.0190240888467346) translate (11.756cm 12.288cm)">
          <text:p text:style-name="P2"/>
        </draw:ellipse>
        <draw:ellipse draw:style-name="gr2" draw:text-style-name="P1" draw:layer="layout" svg:width="0.176cm" svg:height="0.233cm" draw:transform="skewX (-0.0085521133347706) rotate (0.0162315620435442) translate (13.485cm 12.76cm)">
          <text:p text:style-name="P2"/>
        </draw:ellipse>
        <draw:ellipse draw:style-name="gr7" draw:text-style-name="P1" draw:layer="layout" svg:width="1.809cm" svg:height="1.211cm" draw:transform="skewX (-0.00663225115757721) rotate (0.0185004900711364) translate (15.408cm 12.287cm)">
          <text:p text:style-name="P2"/>
        </draw:ellipse>
        <draw:frame draw:style-name="gr3" draw:text-style-name="P3" draw:layer="layout" svg:width="1.45cm" svg:height="0.924cm" svg:x="2.486cm" svg:y="13.686cm">
          <draw:text-box>
            <text:p text:style-name="P2"><text:span text:style-name="T1">2</text:span><text:span text:style-name="T2">p</text:span><text:span text:style-name="T3">z,A</text:span></text:p>
          </draw:text-box>
        </draw:frame>
        <draw:frame draw:style-name="gr3" draw:text-style-name="P3" draw:layer="layout" svg:width="1.45cm" svg:height="0.924cm" svg:x="6.086cm" svg:y="13.686cm">
          <draw:text-box>
            <text:p text:style-name="P2"><text:span text:style-name="T1">2</text:span><text:span text:style-name="T2">p</text:span><text:span text:style-name="T3">z,B</text:span></text:p>
          </draw:text-box>
        </draw:frame>
        <draw:ellipse draw:style-name="gr8" draw:text-style-name="P1" draw:layer="layout" svg:width="0.714cm" svg:height="0.636cm" draw:transform="skewX (0.007853981633973) rotate (0.0251327412287136) translate (14.716cm 12.566cm)">
          <text:p text:style-name="P2"/>
        </draw:ellipse>
        <draw:ellipse draw:style-name="gr2" draw:text-style-name="P1" draw:layer="layout" svg:width="0.176cm" svg:height="0.233cm" draw:transform="skewX (-0.0085521133347706) rotate (0.0162315620435442) translate (15.285cm 12.76cm)">
          <text:p text:style-name="P2"/>
        </draw:ellipse>
        <draw:frame draw:style-name="gr3" draw:text-style-name="P3" draw:layer="layout" svg:width="3.966cm" svg:height="0.861cm" svg:x="12.63cm" svg:y="13.605cm">
          <draw:text-box>
            <text:p text:style-name="P2"><text:span text:style-name="T1">Antibonding (</text:span><text:span text:style-name="T4">s</text:span><text:span text:style-name="T11">*</text:span><text:span text:style-name="T1">)</text:span></text:p>
          </draw:text-box>
        </draw:frame>
        <draw:ellipse draw:style-name="gr7" draw:text-style-name="P1" draw:layer="layout" svg:width="1.809cm" svg:height="1.211cm" draw:transform="skewX (-0.00663225115757721) rotate (0.0185004900711364) translate (3.007cm 15.386cm)">
          <text:p text:style-name="P2"/>
        </draw:ellipse>
        <draw:ellipse draw:style-name="gr8" draw:text-style-name="P1" draw:layer="layout" svg:width="1.809cm" svg:height="1.21cm" draw:transform="skewX (-0.0057595865315802) rotate (0.0190240888467346) translate (1.156cm 15.392cm)">
          <text:p text:style-name="P2"/>
        </draw:ellipse>
        <draw:ellipse draw:style-name="gr2" draw:text-style-name="P1" draw:layer="layout" svg:width="0.176cm" svg:height="0.233cm" draw:transform="skewX (-0.0085521133347706) rotate (0.0162315620435442) translate (2.885cm 15.862cm)">
          <text:p text:style-name="P2"/>
        </draw:ellipse>
        <draw:ellipse draw:style-name="gr8" draw:text-style-name="P1" draw:layer="layout" svg:width="1.809cm" svg:height="1.211cm" draw:transform="skewX (-0.00663225115757721) rotate (0.0185004900711364) translate (6.708cm 15.386cm)">
          <text:p text:style-name="P2"/>
        </draw:ellipse>
        <draw:ellipse draw:style-name="gr7" draw:text-style-name="P1" draw:layer="layout" svg:width="1.809cm" svg:height="1.21cm" draw:transform="skewX (-0.0057595865315802) rotate (0.0190240888467346) translate (4.857cm 15.392cm)">
          <text:p text:style-name="P2"/>
        </draw:ellipse>
        <draw:ellipse draw:style-name="gr2" draw:text-style-name="P1" draw:layer="layout" svg:width="0.176cm" svg:height="0.233cm" draw:transform="skewX (-0.0085521133347706) rotate (0.0162315620435442) translate (6.586cm 15.862cm)">
          <text:p text:style-name="P2"/>
        </draw:ellipse>
        <draw:line draw:style-name="gr6" draw:text-style-name="P1" draw:layer="layout" svg:x1="9.446cm" svg:y1="15.951cm" svg:x2="11.351cm" svg:y2="15.951cm">
          <text:p text:style-name="P2"/>
        </draw:line>
        <draw:frame draw:style-name="gr3" draw:text-style-name="P3" draw:layer="layout" svg:width="1.45cm" svg:height="0.924cm" svg:x="2.486cm" svg:y="16.787cm">
          <draw:text-box>
            <text:p text:style-name="P2"><text:span text:style-name="T1">2</text:span><text:span text:style-name="T2">p</text:span><text:span text:style-name="T3">z,A</text:span></text:p>
          </draw:text-box>
        </draw:frame>
        <draw:frame draw:style-name="gr3" draw:text-style-name="P3" draw:layer="layout" svg:width="1.45cm" svg:height="0.924cm" svg:x="6.086cm" svg:y="16.787cm">
          <draw:text-box>
            <text:p text:style-name="P2"><text:span text:style-name="T1">2</text:span><text:span text:style-name="T2">p</text:span><text:span text:style-name="T3">z,B</text:span></text:p>
          </draw:text-box>
        </draw:frame>
        <draw:frame draw:style-name="gr3" draw:text-style-name="P3" draw:layer="layout" svg:width="3.043cm" svg:height="0.861cm" svg:x="13.13cm" svg:y="17.006cm">
          <draw:text-box>
            <text:p text:style-name="P2"><text:span text:style-name="T1">Bonding (</text:span><text:span text:style-name="T4">s</text:span><text:span text:style-name="T1">)</text:span></text:p>
          </draw:text-box>
        </draw:frame>
        <draw:ellipse draw:style-name="gr7" draw:text-style-name="P1" draw:layer="layout" svg:width="1.81cm" svg:height="1.983cm" draw:transform="skewX (0.0146607657167496) rotate (0.0298451302090974) translate (13.507cm 15.069cm)">
          <text:p text:style-name="P2"/>
        </draw:ellipse>
        <draw:ellipse draw:style-name="gr8" draw:text-style-name="P1" draw:layer="layout" svg:width="1.809cm" svg:height="1.21cm" draw:transform="skewX (-0.0057595865315802) rotate (0.0190240888467346) translate (11.656cm 15.392cm)">
          <text:p text:style-name="P2"/>
        </draw:ellipse>
        <draw:ellipse draw:style-name="gr2" draw:text-style-name="P1" draw:layer="layout" svg:width="0.176cm" svg:height="0.233cm" draw:transform="skewX (-0.0085521133347706) rotate (0.0162315620435442) translate (13.385cm 15.862cm)">
          <text:p text:style-name="P2"/>
        </draw:ellipse>
        <draw:ellipse draw:style-name="gr8" draw:text-style-name="P1" draw:layer="layout" svg:width="1.809cm" svg:height="1.211cm" draw:transform="skewX (-0.00663225115757721) rotate (0.0185004900711364) translate (16.008cm 15.386cm)">
          <text:p text:style-name="P2"/>
        </draw:ellipse>
        <draw:ellipse draw:style-name="gr7" draw:text-style-name="P1" draw:layer="layout" svg:width="1.81cm" svg:height="1.986cm" draw:transform="skewX (0.0155334303427466) rotate (0.0308923277602938) translate (14.157cm 15.069cm)">
          <text:p text:style-name="P2"/>
        </draw:ellipse>
        <draw:ellipse draw:style-name="gr2" draw:text-style-name="P1" draw:layer="layout" svg:width="0.176cm" svg:height="0.233cm" draw:transform="skewX (-0.0085521133347706) rotate (0.0162315620435442) translate (15.886cm 15.862cm)">
          <text:p text:style-name="P2"/>
        </draw:ellipse>
        <draw:ellipse draw:style-name="gr7" draw:text-style-name="P1" draw:layer="layout" svg:width="1.809cm" svg:height="1.211cm" draw:transform="skewX (-0.0066322511575772) rotate (1.58301363155856) translate (22.211cm 6.764cm)">
          <text:p text:style-name="P2"/>
        </draw:ellipse>
        <draw:ellipse draw:style-name="gr8" draw:text-style-name="P1" draw:layer="layout" svg:width="1.809cm" svg:height="1.21cm" draw:transform="skewX (-0.0057595865315802) rotate (1.58353723033416) translate (22.206cm 8.616cm)">
          <text:p text:style-name="P2"/>
        </draw:ellipse>
        <draw:ellipse draw:style-name="gr2" draw:text-style-name="P1" draw:layer="layout" svg:width="0.176cm" svg:height="0.233cm" draw:transform="skewX (-0.0085521133347706) rotate (1.58074470353097) translate (22.686cm 6.889cm)">
          <text:p text:style-name="P2"/>
        </draw:ellipse>
        <draw:ellipse draw:style-name="gr7" draw:text-style-name="P1" draw:layer="layout" svg:width="1.809cm" svg:height="1.211cm" draw:transform="skewX (-0.0066322511575772) rotate (-1.5660839378154) translate (26.394cm 6.79cm)">
          <text:p text:style-name="P2"/>
        </draw:ellipse>
        <draw:ellipse draw:style-name="gr8" draw:text-style-name="P1" draw:layer="layout" svg:width="1.809cm" svg:height="1.21cm" draw:transform="skewX (-0.0057595865315802) rotate (-1.5655603390398) translate (26.413cm 4.939cm)">
          <text:p text:style-name="P2"/>
        </draw:ellipse>
        <draw:ellipse draw:style-name="gr2" draw:text-style-name="P1" draw:layer="layout" svg:width="0.176cm" svg:height="0.233cm" draw:transform="skewX (-0.0085521133347706) rotate (-1.56835286584299) translate (25.92cm 6.662cm)">
          <text:p text:style-name="P2"/>
        </draw:ellipse>
        <draw:ellipse draw:style-name="gr7" draw:text-style-name="P1" draw:layer="layout" svg:width="1.809cm" svg:height="1.211cm" draw:transform="skewX (-0.0066322511575772) rotate (1.58301363155856) translate (22.211cm 12.064cm)">
          <text:p text:style-name="P2"/>
        </draw:ellipse>
        <draw:ellipse draw:style-name="gr8" draw:text-style-name="P1" draw:layer="layout" svg:width="1.809cm" svg:height="1.21cm" draw:transform="skewX (-0.0057595865315802) rotate (1.58353723033416) translate (22.206cm 13.916cm)">
          <text:p text:style-name="P2"/>
        </draw:ellipse>
        <draw:ellipse draw:style-name="gr2" draw:text-style-name="P1" draw:layer="layout" svg:width="0.176cm" svg:height="0.233cm" draw:transform="skewX (-0.0085521133347706) rotate (1.58074470353097) translate (22.686cm 12.189cm)">
          <text:p text:style-name="P2"/>
        </draw:ellipse>
        <draw:ellipse draw:style-name="gr7" draw:text-style-name="P1" draw:layer="layout" svg:width="1.809cm" svg:height="1.211cm" draw:transform="skewX (-0.0066322511575772) rotate (1.58301363155856) translate (25.212cm 12.064cm)">
          <text:p text:style-name="P2"/>
        </draw:ellipse>
        <draw:ellipse draw:style-name="gr8" draw:text-style-name="P1" draw:layer="layout" svg:width="1.809cm" svg:height="1.21cm" draw:transform="skewX (-0.0057595865315802) rotate (1.58353723033416) translate (25.207cm 13.916cm)">
          <text:p text:style-name="P2"/>
        </draw:ellipse>
        <draw:ellipse draw:style-name="gr2" draw:text-style-name="P1" draw:layer="layout" svg:width="0.176cm" svg:height="0.233cm" draw:transform="skewX (-0.0085521133347706) rotate (1.58074470353097) translate (25.687cm 12.189cm)">
          <text:p text:style-name="P2"/>
        </draw:ellipse>
        <draw:frame draw:style-name="gr3" draw:text-style-name="P3" draw:layer="layout" svg:width="1.45cm" svg:height="0.924cm" svg:x="22.186cm" svg:y="8.887cm">
          <draw:text-box>
            <text:p text:style-name="P2"><text:span text:style-name="T1">2p</text:span><text:span text:style-name="T12">x,A</text:span></text:p>
          </draw:text-box>
        </draw:frame>
        <draw:frame draw:style-name="gr3" draw:text-style-name="P3" draw:layer="layout" svg:width="1.45cm" svg:height="0.924cm" svg:x="25.386cm" svg:y="8.887cm">
          <draw:text-box>
            <text:p text:style-name="P2"><text:span text:style-name="T1">2p</text:span><text:span text:style-name="T12">x,B</text:span></text:p>
          </draw:text-box>
        </draw:frame>
        <draw:line draw:style-name="gr10" draw:text-style-name="P1" draw:layer="layout" svg:x1="0.237cm" svg:y1="18.18cm" svg:x2="18.652cm" svg:y2="18.18cm">
          <text:p text:style-name="P2"/>
        </draw:line>
        <draw:line draw:style-name="gr6" draw:text-style-name="P1" draw:layer="layout" svg:x1="27.347cm" svg:y1="6.751cm" svg:x2="29.252cm" svg:y2="6.751cm">
          <text:p text:style-name="P2"/>
        </draw:line>
        <draw:line draw:style-name="gr6" draw:text-style-name="P1" draw:layer="layout" svg:x1="27.348cm" svg:y1="12.051cm" svg:x2="29.253cm" svg:y2="12.051cm">
          <text:p text:style-name="P2"/>
        </draw:line>
        <draw:frame draw:style-name="gr3" draw:text-style-name="P3" draw:layer="layout" svg:width="1.45cm" svg:height="0.924cm" svg:x="22.186cm" svg:y="14.087cm">
          <draw:text-box>
            <text:p text:style-name="P2"><text:span text:style-name="T1">2</text:span><text:span text:style-name="T2">p</text:span><text:span text:style-name="T3">x,A</text:span></text:p>
          </draw:text-box>
        </draw:frame>
        <draw:frame draw:style-name="gr3" draw:text-style-name="P3" draw:layer="layout" svg:width="1.45cm" svg:height="0.924cm" svg:x="25.386cm" svg:y="14.087cm">
          <draw:text-box>
            <text:p text:style-name="P2"><text:span text:style-name="T1">2</text:span><text:span text:style-name="T2">p</text:span><text:span text:style-name="T3">x,B</text:span></text:p>
          </draw:text-box>
        </draw:frame>
        <draw:ellipse draw:style-name="gr7" draw:text-style-name="P1" draw:layer="layout" svg:width="1.809cm" svg:height="1.211cm" draw:transform="skewX (-0.00663225115757707) rotate (2.15617975791339) translate (30.801cm 7.075cm)">
          <text:p text:style-name="P2"/>
        </draw:ellipse>
        <draw:ellipse draw:style-name="gr8" draw:text-style-name="P1" draw:layer="layout" svg:width="1.809cm" svg:height="1.21cm" draw:transform="skewX (-0.00575958653158019) rotate (0.852942405449468) translate (29.747cm 7.887cm)">
          <text:p text:style-name="P2"/>
        </draw:ellipse>
        <draw:ellipse draw:style-name="gr2" draw:text-style-name="P1" draw:layer="layout" svg:width="0.176cm" svg:height="0.233cm" draw:transform="skewX (-0.0085521133347706) rotate (1.58074470353097) translate (31.186cm 6.889cm)">
          <text:p text:style-name="P2"/>
        </draw:ellipse>
        <draw:ellipse draw:style-name="gr7" draw:text-style-name="P1" draw:layer="layout" svg:width="1.809cm" svg:height="1.211cm" draw:transform="skewX (-0.00663225115757718) rotate (-0.981224105472213) translate (33.197cm 6.447cm)">
          <text:p text:style-name="P2"/>
        </draw:ellipse>
        <draw:ellipse draw:style-name="gr8" draw:text-style-name="P1" draw:layer="layout" svg:width="1.809cm" svg:height="1.21cm" draw:transform="skewX (-0.00575958653158022) rotate (-2.22162960486435) translate (34.327cm 5.566cm)">
          <text:p text:style-name="P2"/>
        </draw:ellipse>
        <draw:ellipse draw:style-name="gr2" draw:text-style-name="P1" draw:layer="layout" svg:width="0.176cm" svg:height="0.233cm" draw:transform="skewX (-0.0085521133347706) rotate (-1.55665915985464) translate (32.812cm 6.635cm)">
          <text:p text:style-name="P2"/>
        </draw:ellipse>
        <draw:frame draw:style-name="gr3" draw:text-style-name="P3" draw:layer="layout" svg:width="3.936cm" svg:height="0.861cm" svg:x="30.03cm" svg:y="8.706cm">
          <draw:text-box>
            <text:p text:style-name="P2"><text:span text:style-name="T1">Antibonding (</text:span><text:span text:style-name="T4">p</text:span><text:span text:style-name="T11">*</text:span><text:span text:style-name="T1">)</text:span></text:p>
          </draw:text-box>
        </draw:frame>
        <draw:ellipse draw:style-name="gr7" draw:text-style-name="P1" draw:layer="layout" svg:width="1.81cm" svg:height="2.739cm" draw:transform="skewX (0.0193731546971334) rotate (1.59837252897611) translate (30.526cm 12.064cm)">
          <text:p text:style-name="P2"/>
        </draw:ellipse>
        <draw:ellipse draw:style-name="gr8" draw:text-style-name="P1" draw:layer="layout" svg:width="1.81cm" svg:height="2.745cm" draw:transform="skewX (0.0207694180987286) rotate (1.5995942594525) translate (30.521cm 13.916cm)">
          <text:p text:style-name="P2"/>
        </draw:ellipse>
        <draw:ellipse draw:style-name="gr2" draw:text-style-name="P1" draw:layer="layout" svg:width="0.176cm" svg:height="0.233cm" draw:transform="skewX (-0.0085521133347706) rotate (1.58074470353097) translate (30.856cm 12.189cm)">
          <text:p text:style-name="P2"/>
        </draw:ellipse>
        <draw:ellipse draw:style-name="gr2" draw:text-style-name="P1" draw:layer="layout" svg:width="0.176cm" svg:height="0.233cm" draw:transform="skewX (-0.0085521133347706) rotate (1.58074470353097) translate (32.657cm 12.189cm)">
          <text:p text:style-name="P2"/>
        </draw:ellipse>
        <draw:frame draw:style-name="gr3" draw:text-style-name="P3" draw:layer="layout" svg:width="3.013cm" svg:height="0.861cm" svg:x="30.43cm" svg:y="14.107cm">
          <draw:text-box>
            <text:p text:style-name="P2"><text:span text:style-name="T1">Bonding (</text:span><text:span text:style-name="T4">p</text:span><text:span text:style-name="T1">)</text:span></text:p>
          </draw:text-box>
        </draw:frame>
        <draw:frame draw:style-name="gr3" draw:text-style-name="P3" draw:layer="layout" svg:width="9.531cm" svg:height="1.479cm" svg:x="23.145cm" svg:y="15.913cm">
          <draw:text-box>
            <text:p text:style-name="P2"><text:span text:style-name="T1">The same applies for</text:span><text:span text:style-name="T2"> p</text:span><text:span text:style-name="T3">y</text:span><text:span text:style-name="T1"> orbitals. Note that</text:span></text:p>
            <text:p text:style-name="P2"><text:span text:style-name="T1">the molecular axis is taken along </text:span><text:span text:style-name="T2">z</text:span><text:span text:style-name="T1">.</text:span></text:p>
          </draw:text-box>
        </draw:frame>
        <draw:frame draw:style-name="gr3" draw:layer="layout" svg:width="0.875cm" svg:height="0.962cm" svg:x="12.675cm" svg:y="1.335cm">
          <draw:text-box>
            <text:p text:style-name="P2">+</text:p>
          </draw:text-box>
        </draw:frame>
        <draw:frame draw:style-name="gr3" draw:text-style-name="P5" draw:layer="layout" svg:width="0.845cm" svg:height="1.03cm" svg:x="9.945cm" svg:y="1.27cm">
          <draw:text-box>
            <text:p text:style-name="P2"><text:span text:style-name="T5">-</text:span></text:p>
          </draw:text-box>
        </draw:frame>
        <draw:frame draw:style-name="gr3" draw:layer="layout" svg:width="0.875cm" svg:height="0.962cm" svg:x="10.376cm" svg:y="3.935cm">
          <draw:text-box>
            <text:p text:style-name="P2">+</text:p>
          </draw:text-box>
        </draw:frame>
        <draw:frame draw:style-name="gr3" draw:layer="layout" svg:width="0.875cm" svg:height="0.962cm" svg:x="12.167cm" svg:y="3.935cm">
          <draw:text-box>
            <text:p text:style-name="P2">+</text:p>
          </draw:text-box>
        </draw:frame>
        <draw:frame draw:style-name="gr3" draw:layer="layout" svg:width="0.875cm" svg:height="0.962cm" svg:x="11.277cm" svg:y="6.135cm">
          <draw:text-box>
            <text:p text:style-name="P2">+</text:p>
          </draw:text-box>
        </draw:frame>
        <draw:frame draw:style-name="gr3" draw:layer="layout" svg:width="0.875cm" svg:height="0.962cm" svg:x="5.078cm" svg:y="6.135cm">
          <draw:text-box>
            <text:p text:style-name="P2">+</text:p>
          </draw:text-box>
        </draw:frame>
        <draw:frame draw:style-name="gr3" draw:text-style-name="P5" draw:layer="layout" svg:width="0.845cm" svg:height="1.03cm" svg:x="5.105cm" svg:y="8.255cm">
          <draw:text-box>
            <text:p text:style-name="P2"><text:span text:style-name="T5">-</text:span></text:p>
          </draw:text-box>
        </draw:frame>
        <draw:frame draw:style-name="gr11" draw:layer="layout" svg:width="0.502cm" svg:height="0.962cm" svg:x="-0.635cm" svg:y="8.255cm">
          <draw:text-box>
            <text:p text:style-name="P2"/>
          </draw:text-box>
        </draw:frame>
        <draw:frame draw:style-name="gr3" draw:text-style-name="P5" draw:layer="layout" svg:width="0.845cm" svg:height="1.03cm" svg:x="11.306cm" svg:y="8.255cm">
          <draw:text-box>
            <text:p text:style-name="P2"><text:span text:style-name="T5">-</text:span></text:p>
          </draw:text-box>
        </draw:frame>
        <draw:frame draw:style-name="gr3" draw:text-style-name="P5" draw:layer="layout" svg:width="0.845cm" svg:height="1.03cm" svg:x="12.407cm" svg:y="7.155cm">
          <draw:text-box>
            <text:p text:style-name="P2"><text:span text:style-name="T5">-</text:span></text:p>
          </draw:text-box>
        </draw:frame>
        <draw:frame draw:style-name="gr3" draw:layer="layout" svg:width="0.875cm" svg:height="0.962cm" svg:x="3.779cm" svg:y="12.409cm">
          <draw:text-box>
            <text:p text:style-name="P2">+</text:p>
          </draw:text-box>
        </draw:frame>
        <draw:frame draw:style-name="gr3" draw:text-style-name="P5" draw:layer="layout" svg:width="0.845cm" svg:height="1.03cm" svg:x="1.306cm" svg:y="12.307cm">
          <draw:text-box>
            <text:p text:style-name="P2"><text:span text:style-name="T5">-</text:span></text:p>
          </draw:text-box>
        </draw:frame>
        <draw:frame draw:style-name="gr3" draw:text-style-name="P5" draw:layer="layout" svg:width="0.845cm" svg:height="1.03cm" svg:x="5.207cm" svg:y="12.307cm">
          <draw:text-box>
            <text:p text:style-name="P2"><text:span text:style-name="T5">-</text:span></text:p>
          </draw:text-box>
        </draw:frame>
        <draw:frame draw:style-name="gr3" draw:layer="layout" svg:width="0.875cm" svg:height="0.962cm" svg:x="7.58cm" svg:y="12.409cm">
          <draw:text-box>
            <text:p text:style-name="P2">+</text:p>
          </draw:text-box>
        </draw:frame>
        <draw:frame draw:style-name="gr3" draw:text-style-name="P5" draw:layer="layout" svg:width="0.845cm" svg:height="1.03cm" svg:x="1.307cm" svg:y="15.407cm">
          <draw:text-box>
            <text:p text:style-name="P2"><text:span text:style-name="T5">-</text:span></text:p>
          </draw:text-box>
        </draw:frame>
        <draw:frame draw:style-name="gr3" draw:layer="layout" svg:width="0.875cm" svg:height="0.962cm" svg:x="3.78cm" svg:y="15.509cm">
          <draw:text-box>
            <text:p text:style-name="P2">+</text:p>
          </draw:text-box>
        </draw:frame>
        <draw:frame draw:style-name="gr3" draw:text-style-name="P5" draw:layer="layout" svg:width="0.845cm" svg:height="1.03cm" svg:x="7.508cm" svg:y="15.407cm">
          <draw:text-box>
            <text:p text:style-name="P2"><text:span text:style-name="T5">-</text:span></text:p>
          </draw:text-box>
        </draw:frame>
        <draw:frame draw:style-name="gr3" draw:layer="layout" svg:width="0.875cm" svg:height="0.962cm" svg:x="5.081cm" svg:y="15.509cm">
          <draw:text-box>
            <text:p text:style-name="P2">+</text:p>
          </draw:text-box>
        </draw:frame>
        <draw:frame draw:style-name="gr3" draw:layer="layout" svg:width="0.875cm" svg:height="0.962cm" svg:x="14.382cm" svg:y="15.509cm">
          <draw:text-box>
            <text:p text:style-name="P2">+</text:p>
          </draw:text-box>
        </draw:frame>
        <draw:frame draw:style-name="gr3" draw:text-style-name="P5" draw:layer="layout" svg:width="0.845cm" svg:height="1.03cm" svg:x="12.009cm" svg:y="15.407cm">
          <draw:text-box>
            <text:p text:style-name="P2"><text:span text:style-name="T5">-</text:span></text:p>
          </draw:text-box>
        </draw:frame>
        <draw:frame draw:style-name="gr3" draw:text-style-name="P5" draw:layer="layout" svg:width="0.845cm" svg:height="1.03cm" svg:x="16.81cm" svg:y="15.407cm">
          <draw:text-box>
            <text:p text:style-name="P2"><text:span text:style-name="T5">-</text:span></text:p>
          </draw:text-box>
        </draw:frame>
        <draw:frame draw:style-name="gr3" draw:text-style-name="P5" draw:layer="layout" svg:width="0.845cm" svg:height="1.03cm" svg:x="14.622cm" svg:y="12.305cm">
          <draw:text-box>
            <text:p text:style-name="P2"><text:span text:style-name="T5">-</text:span></text:p>
          </draw:text-box>
        </draw:frame>
        <draw:frame draw:style-name="gr3" draw:text-style-name="P5" draw:layer="layout" svg:width="0.845cm" svg:height="1.03cm" svg:x="12.112cm" svg:y="12.307cm">
          <draw:text-box>
            <text:p text:style-name="P2"><text:span text:style-name="T5">-</text:span></text:p>
          </draw:text-box>
        </draw:frame>
        <draw:frame draw:style-name="gr3" draw:layer="layout" svg:width="0.875cm" svg:height="0.962cm" svg:x="13.583cm" svg:y="12.409cm">
          <draw:text-box>
            <text:p text:style-name="P2">+</text:p>
          </draw:text-box>
        </draw:frame>
        <draw:frame draw:style-name="gr3" draw:layer="layout" svg:width="0.875cm" svg:height="0.962cm" svg:x="16.284cm" svg:y="12.409cm">
          <draw:text-box>
            <text:p text:style-name="P2">+</text:p>
          </draw:text-box>
        </draw:frame>
        <draw:frame draw:style-name="gr3" draw:text-style-name="P5" draw:layer="layout" svg:width="0.845cm" svg:height="1.03cm" svg:x="22.411cm" svg:y="12.607cm">
          <draw:text-box>
            <text:p text:style-name="P2"><text:span text:style-name="T5">-</text:span></text:p>
          </draw:text-box>
        </draw:frame>
        <draw:frame draw:style-name="gr3" draw:text-style-name="P5" draw:layer="layout" svg:width="0.845cm" svg:height="1.03cm" svg:x="25.412cm" svg:y="12.607cm">
          <draw:text-box>
            <text:p text:style-name="P2"><text:span text:style-name="T5">-</text:span></text:p>
          </draw:text-box>
        </draw:frame>
        <draw:frame draw:style-name="gr3" draw:layer="layout" svg:width="0.875cm" svg:height="0.962cm" svg:x="22.385cm" svg:y="10.609cm">
          <draw:text-box>
            <text:p text:style-name="P2">+</text:p>
          </draw:text-box>
        </draw:frame>
        <draw:frame draw:style-name="gr3" draw:layer="layout" svg:width="0.875cm" svg:height="0.962cm" svg:x="25.386cm" svg:y="10.609cm">
          <draw:text-box>
            <text:p text:style-name="P2">+</text:p>
          </draw:text-box>
        </draw:frame>
        <draw:frame draw:style-name="gr3" draw:layer="layout" svg:width="0.875cm" svg:height="0.962cm" svg:x="31.487cm" svg:y="10.609cm">
          <draw:text-box>
            <text:p text:style-name="P2">+</text:p>
          </draw:text-box>
        </draw:frame>
        <draw:frame draw:style-name="gr3" draw:text-style-name="P5" draw:layer="layout" svg:width="0.845cm" svg:height="1.03cm" svg:x="31.513cm" svg:y="12.607cm">
          <draw:text-box>
            <text:p text:style-name="P2"><text:span text:style-name="T5">-</text:span></text:p>
          </draw:text-box>
        </draw:frame>
        <draw:frame draw:style-name="gr3" draw:layer="layout" svg:width="0.875cm" svg:height="0.962cm" svg:x="22.386cm" svg:y="5.309cm">
          <draw:text-box>
            <text:p text:style-name="P2">+</text:p>
          </draw:text-box>
        </draw:frame>
        <draw:frame draw:style-name="gr3" draw:layer="layout" svg:width="0.875cm" svg:height="0.962cm" svg:x="25.387cm" svg:y="7.509cm">
          <draw:text-box>
            <text:p text:style-name="P2">+</text:p>
          </draw:text-box>
        </draw:frame>
        <draw:frame draw:style-name="gr3" draw:text-style-name="P5" draw:layer="layout" svg:width="0.845cm" svg:height="1.03cm" svg:x="22.412cm" svg:y="7.407cm">
          <draw:text-box>
            <text:p text:style-name="P2"><text:span text:style-name="T5">-</text:span></text:p>
          </draw:text-box>
        </draw:frame>
        <draw:frame draw:style-name="gr3" draw:text-style-name="P5" draw:layer="layout" svg:width="0.845cm" svg:height="1.03cm" svg:x="25.413cm" svg:y="5.207cm">
          <draw:text-box>
            <text:p text:style-name="P2"><text:span text:style-name="T5">-</text:span></text:p>
          </draw:text-box>
        </draw:frame>
        <draw:frame draw:style-name="gr3" draw:layer="layout" svg:width="0.875cm" svg:height="0.962cm" svg:x="32.788cm" svg:y="7.109cm">
          <draw:text-box>
            <text:p text:style-name="P2">+</text:p>
          </draw:text-box>
        </draw:frame>
        <draw:frame draw:style-name="gr3" draw:layer="layout" svg:width="0.875cm" svg:height="0.962cm" svg:x="30.389cm" svg:y="5.509cm">
          <draw:text-box>
            <text:p text:style-name="P2">+</text:p>
          </draw:text-box>
        </draw:frame>
        <draw:frame draw:style-name="gr3" draw:text-style-name="P5" draw:layer="layout" svg:width="0.845cm" svg:height="1.03cm" svg:x="30.414cm" svg:y="7.007cm">
          <draw:text-box>
            <text:p text:style-name="P2"><text:span text:style-name="T5">-</text:span></text:p>
          </draw:text-box>
        </draw:frame>
        <draw:frame draw:style-name="gr3" draw:text-style-name="P5" draw:layer="layout" svg:width="0.845cm" svg:height="1.03cm" svg:x="32.915cm" svg:y="5.407cm">
          <draw:text-box>
            <text:p text:style-name="P2"><text:span text:style-name="T5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.56cm" fo:page-height="20.3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3-26T19:34:59</meta:creation-date>
    <dc:creator>Jussi Eloranta</dc:creator>
    <dc:date>2007-03-29T16:27:03</dc:date>
    <dc:language>en-US</dc:language>
    <meta:editing-cycles>47</meta:editing-cycles>
    <meta:editing-duration>PT2H25M52S</meta:editing-duration>
    <meta:user-defined meta:name="Info 1"/>
    <meta:user-defined meta:name="Info 2"/>
    <meta:user-defined meta:name="Info 3"/>
    <meta:user-defined meta:name="Info 4"/>
    <meta:document-statistic meta:object-count="140"/>
  </office:meta>
</office:document-meta>
</file>